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3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-g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t_row_no</text:p>
          </table:table-cell>
          <table:table-cell office:value-type="string" calcext:value-type="string">
            <text:p>mat_col_no</text:p>
          </table:table-cell>
          <table:table-cell office:value-type="string" calcext:value-type="string">
            <text:p>conv_row_no</text:p>
          </table:table-cell>
          <table:table-cell office:value-type="string" calcext:value-type="string">
            <text:p>conv_col_n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unner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mat_siz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958" calcext:value-type="float">
            <text:p>0.000001958</text:p>
          </table:table-cell>
          <table:table-cell table:formula="of:=COM.MICROSOFT.CONCAT(&quot;N=&quot;;[.A2];&quot;,M=&quot;;[.B2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858" calcext:value-type="float">
            <text:p>0.000001858</text:p>
          </table:table-cell>
          <table:table-cell table:formula="of:=COM.MICROSOFT.CONCAT(&quot;N=&quot;;[.A3];&quot;,M=&quot;;[.B3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909" calcext:value-type="float">
            <text:p>0.000001909</text:p>
          </table:table-cell>
          <table:table-cell table:formula="of:=COM.MICROSOFT.CONCAT(&quot;N=&quot;;[.A4];&quot;,M=&quot;;[.B4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2029" calcext:value-type="float">
            <text:p>0.000002029</text:p>
          </table:table-cell>
          <table:table-cell table:formula="of:=COM.MICROSOFT.CONCAT(&quot;N=&quot;;[.A5];&quot;,M=&quot;;[.B5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2062" calcext:value-type="float">
            <text:p>0.000002062</text:p>
          </table:table-cell>
          <table:table-cell table:formula="of:=COM.MICROSOFT.CONCAT(&quot;N=&quot;;[.A6];&quot;,M=&quot;;[.B6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209" calcext:value-type="float">
            <text:p>0.00000209</text:p>
          </table:table-cell>
          <table:table-cell table:formula="of:=COM.MICROSOFT.CONCAT(&quot;N=&quot;;[.A7];&quot;,M=&quot;;[.B7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936" calcext:value-type="float">
            <text:p>0.000001936</text:p>
          </table:table-cell>
          <table:table-cell table:formula="of:=COM.MICROSOFT.CONCAT(&quot;N=&quot;;[.A8];&quot;,M=&quot;;[.B8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2029" calcext:value-type="float">
            <text:p>0.000002029</text:p>
          </table:table-cell>
          <table:table-cell table:formula="of:=COM.MICROSOFT.CONCAT(&quot;N=&quot;;[.A9];&quot;,M=&quot;;[.B9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983" calcext:value-type="float">
            <text:p>0.000001983</text:p>
          </table:table-cell>
          <table:table-cell table:formula="of:=COM.MICROSOFT.CONCAT(&quot;N=&quot;;[.A10];&quot;,M=&quot;;[.B10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2054" calcext:value-type="float">
            <text:p>0.000002054</text:p>
          </table:table-cell>
          <table:table-cell table:formula="of:=COM.MICROSOFT.CONCAT(&quot;N=&quot;;[.A11];&quot;,M=&quot;;[.B11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 table:formula="of:=COM.MICROSOFT.CONCAT(&quot;N=&quot;;[.A12];&quot;,M=&quot;;[.B12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 table:formula="of:=COM.MICROSOFT.CONCAT(&quot;N=&quot;;[.A13];&quot;,M=&quot;;[.B13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 table:formula="of:=COM.MICROSOFT.CONCAT(&quot;N=&quot;;[.A14];&quot;,M=&quot;;[.B14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 table:formula="of:=COM.MICROSOFT.CONCAT(&quot;N=&quot;;[.A15];&quot;,M=&quot;;[.B15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 table:formula="of:=COM.MICROSOFT.CONCAT(&quot;N=&quot;;[.A16];&quot;,M=&quot;;[.B16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 table:formula="of:=COM.MICROSOFT.CONCAT(&quot;N=&quot;;[.A17];&quot;,M=&quot;;[.B17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 table:formula="of:=COM.MICROSOFT.CONCAT(&quot;N=&quot;;[.A18];&quot;,M=&quot;;[.B18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N=&quot;;[.A19];&quot;,M=&quot;;[.B19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 table:formula="of:=COM.MICROSOFT.CONCAT(&quot;N=&quot;;[.A20];&quot;,M=&quot;;[.B20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" calcext:value-type="float">
            <text:p>0</text:p>
          </table:table-cell>
          <table:table-cell table:formula="of:=COM.MICROSOFT.CONCAT(&quot;N=&quot;;[.A21];&quot;,M=&quot;;[.B21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591376" calcext:value-type="float">
            <text:p>0.000591376</text:p>
          </table:table-cell>
          <table:table-cell table:formula="of:=COM.MICROSOFT.CONCAT(&quot;N=&quot;;[.A22];&quot;,M=&quot;;[.B22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456764" calcext:value-type="float">
            <text:p>0.000456764</text:p>
          </table:table-cell>
          <table:table-cell table:formula="of:=COM.MICROSOFT.CONCAT(&quot;N=&quot;;[.A23];&quot;,M=&quot;;[.B23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377027" calcext:value-type="float">
            <text:p>0.000377027</text:p>
          </table:table-cell>
          <table:table-cell table:formula="of:=COM.MICROSOFT.CONCAT(&quot;N=&quot;;[.A24];&quot;,M=&quot;;[.B24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773002" calcext:value-type="float">
            <text:p>0.000773002</text:p>
          </table:table-cell>
          <table:table-cell table:formula="of:=COM.MICROSOFT.CONCAT(&quot;N=&quot;;[.A25];&quot;,M=&quot;;[.B25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313876" calcext:value-type="float">
            <text:p>0.000313876</text:p>
          </table:table-cell>
          <table:table-cell table:formula="of:=COM.MICROSOFT.CONCAT(&quot;N=&quot;;[.A26];&quot;,M=&quot;;[.B26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455039" calcext:value-type="float">
            <text:p>0.000455039</text:p>
          </table:table-cell>
          <table:table-cell table:formula="of:=COM.MICROSOFT.CONCAT(&quot;N=&quot;;[.A27];&quot;,M=&quot;;[.B27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560174" calcext:value-type="float">
            <text:p>0.000560174</text:p>
          </table:table-cell>
          <table:table-cell table:formula="of:=COM.MICROSOFT.CONCAT(&quot;N=&quot;;[.A28];&quot;,M=&quot;;[.B28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439025" calcext:value-type="float">
            <text:p>0.000439025</text:p>
          </table:table-cell>
          <table:table-cell table:formula="of:=COM.MICROSOFT.CONCAT(&quot;N=&quot;;[.A29];&quot;,M=&quot;;[.B29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55642" calcext:value-type="float">
            <text:p>0.00055642</text:p>
          </table:table-cell>
          <table:table-cell table:formula="of:=COM.MICROSOFT.CONCAT(&quot;N=&quot;;[.A30];&quot;,M=&quot;;[.B30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662714" calcext:value-type="float">
            <text:p>0.000662714</text:p>
          </table:table-cell>
          <table:table-cell table:formula="of:=COM.MICROSOFT.CONCAT(&quot;N=&quot;;[.A31];&quot;,M=&quot;;[.B31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N=&quot;;[.A32];&quot;,M=&quot;;[.B32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N=&quot;;[.A33];&quot;,M=&quot;;[.B33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N=&quot;;[.A34];&quot;,M=&quot;;[.B34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N=&quot;;[.A35];&quot;,M=&quot;;[.B35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N=&quot;;[.A36];&quot;,M=&quot;;[.B36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N=&quot;;[.A37];&quot;,M=&quot;;[.B37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N=&quot;;[.A38];&quot;,M=&quot;;[.B38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N=&quot;;[.A39];&quot;,M=&quot;;[.B39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2" calcext:value-type="float">
            <text:p>0.002</text:p>
          </table:table-cell>
          <table:table-cell table:formula="of:=COM.MICROSOFT.CONCAT(&quot;N=&quot;;[.A40];&quot;,M=&quot;;[.B40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N=&quot;;[.A41];&quot;,M=&quot;;[.B41])" office:value-type="string" office:string-value="N=10,M=10" calcext:value-type="string">
            <text:p>N=10,M=1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364546" calcext:value-type="float">
            <text:p>0.0364546</text:p>
          </table:table-cell>
          <table:table-cell table:formula="of:=COM.MICROSOFT.CONCAT(&quot;N=&quot;;[.A42];&quot;,M=&quot;;[.B4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290335" calcext:value-type="float">
            <text:p>0.0290335</text:p>
          </table:table-cell>
          <table:table-cell table:formula="of:=COM.MICROSOFT.CONCAT(&quot;N=&quot;;[.A43];&quot;,M=&quot;;[.B4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91399" calcext:value-type="float">
            <text:p>0.0191399</text:p>
          </table:table-cell>
          <table:table-cell table:formula="of:=COM.MICROSOFT.CONCAT(&quot;N=&quot;;[.A44];&quot;,M=&quot;;[.B4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21674" calcext:value-type="float">
            <text:p>0.021674</text:p>
          </table:table-cell>
          <table:table-cell table:formula="of:=COM.MICROSOFT.CONCAT(&quot;N=&quot;;[.A45];&quot;,M=&quot;;[.B4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91567" calcext:value-type="float">
            <text:p>0.0191567</text:p>
          </table:table-cell>
          <table:table-cell table:formula="of:=COM.MICROSOFT.CONCAT(&quot;N=&quot;;[.A46];&quot;,M=&quot;;[.B4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81932" calcext:value-type="float">
            <text:p>0.0181932</text:p>
          </table:table-cell>
          <table:table-cell table:formula="of:=COM.MICROSOFT.CONCAT(&quot;N=&quot;;[.A47];&quot;,M=&quot;;[.B4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82256" calcext:value-type="float">
            <text:p>0.0182256</text:p>
          </table:table-cell>
          <table:table-cell table:formula="of:=COM.MICROSOFT.CONCAT(&quot;N=&quot;;[.A48];&quot;,M=&quot;;[.B4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77627" calcext:value-type="float">
            <text:p>0.0177627</text:p>
          </table:table-cell>
          <table:table-cell table:formula="of:=COM.MICROSOFT.CONCAT(&quot;N=&quot;;[.A49];&quot;,M=&quot;;[.B4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75289" calcext:value-type="float">
            <text:p>0.0175289</text:p>
          </table:table-cell>
          <table:table-cell table:formula="of:=COM.MICROSOFT.CONCAT(&quot;N=&quot;;[.A50];&quot;,M=&quot;;[.B5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175303" calcext:value-type="float">
            <text:p>0.0175303</text:p>
          </table:table-cell>
          <table:table-cell table:formula="of:=COM.MICROSOFT.CONCAT(&quot;N=&quot;;[.A51];&quot;,M=&quot;;[.B5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05" calcext:value-type="float">
            <text:p>0.105</text:p>
          </table:table-cell>
          <table:table-cell table:formula="of:=COM.MICROSOFT.CONCAT(&quot;N=&quot;;[.A52];&quot;,M=&quot;;[.B5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32" calcext:value-type="float">
            <text:p>0.132</text:p>
          </table:table-cell>
          <table:table-cell table:formula="of:=COM.MICROSOFT.CONCAT(&quot;N=&quot;;[.A53];&quot;,M=&quot;;[.B5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01" calcext:value-type="float">
            <text:p>0.101</text:p>
          </table:table-cell>
          <table:table-cell table:formula="of:=COM.MICROSOFT.CONCAT(&quot;N=&quot;;[.A54];&quot;,M=&quot;;[.B5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77" calcext:value-type="float">
            <text:p>0.177</text:p>
          </table:table-cell>
          <table:table-cell table:formula="of:=COM.MICROSOFT.CONCAT(&quot;N=&quot;;[.A55];&quot;,M=&quot;;[.B5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59" calcext:value-type="float">
            <text:p>0.159</text:p>
          </table:table-cell>
          <table:table-cell table:formula="of:=COM.MICROSOFT.CONCAT(&quot;N=&quot;;[.A56];&quot;,M=&quot;;[.B5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45" calcext:value-type="float">
            <text:p>0.145</text:p>
          </table:table-cell>
          <table:table-cell table:formula="of:=COM.MICROSOFT.CONCAT(&quot;N=&quot;;[.A57];&quot;,M=&quot;;[.B5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55" calcext:value-type="float">
            <text:p>0.155</text:p>
          </table:table-cell>
          <table:table-cell table:formula="of:=COM.MICROSOFT.CONCAT(&quot;N=&quot;;[.A58];&quot;,M=&quot;;[.B5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39" calcext:value-type="float">
            <text:p>0.139</text:p>
          </table:table-cell>
          <table:table-cell table:formula="of:=COM.MICROSOFT.CONCAT(&quot;N=&quot;;[.A59];&quot;,M=&quot;;[.B5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12" calcext:value-type="float">
            <text:p>0.112</text:p>
          </table:table-cell>
          <table:table-cell table:formula="of:=COM.MICROSOFT.CONCAT(&quot;N=&quot;;[.A60];&quot;,M=&quot;;[.B6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0.122" calcext:value-type="float">
            <text:p>0.122</text:p>
          </table:table-cell>
          <table:table-cell table:formula="of:=COM.MICROSOFT.CONCAT(&quot;N=&quot;;[.A61];&quot;,M=&quot;;[.B6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514417" calcext:value-type="float">
            <text:p>0.0514417</text:p>
          </table:table-cell>
          <table:table-cell table:formula="of:=COM.MICROSOFT.CONCAT(&quot;N=&quot;;[.A62];&quot;,M=&quot;;[.B6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358366" calcext:value-type="float">
            <text:p>0.0358366</text:p>
          </table:table-cell>
          <table:table-cell table:formula="of:=COM.MICROSOFT.CONCAT(&quot;N=&quot;;[.A63];&quot;,M=&quot;;[.B6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75987" calcext:value-type="float">
            <text:p>0.0275987</text:p>
          </table:table-cell>
          <table:table-cell table:formula="of:=COM.MICROSOFT.CONCAT(&quot;N=&quot;;[.A64];&quot;,M=&quot;;[.B6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95342" calcext:value-type="float">
            <text:p>0.0295342</text:p>
          </table:table-cell>
          <table:table-cell table:formula="of:=COM.MICROSOFT.CONCAT(&quot;N=&quot;;[.A65];&quot;,M=&quot;;[.B6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86123" calcext:value-type="float">
            <text:p>0.0286123</text:p>
          </table:table-cell>
          <table:table-cell table:formula="of:=COM.MICROSOFT.CONCAT(&quot;N=&quot;;[.A66];&quot;,M=&quot;;[.B6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301697" calcext:value-type="float">
            <text:p>0.0301697</text:p>
          </table:table-cell>
          <table:table-cell table:formula="of:=COM.MICROSOFT.CONCAT(&quot;N=&quot;;[.A67];&quot;,M=&quot;;[.B6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79698" calcext:value-type="float">
            <text:p>0.0279698</text:p>
          </table:table-cell>
          <table:table-cell table:formula="of:=COM.MICROSOFT.CONCAT(&quot;N=&quot;;[.A68];&quot;,M=&quot;;[.B6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8262" calcext:value-type="float">
            <text:p>0.018262</text:p>
          </table:table-cell>
          <table:table-cell table:formula="of:=COM.MICROSOFT.CONCAT(&quot;N=&quot;;[.A69];&quot;,M=&quot;;[.B6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184793" calcext:value-type="float">
            <text:p>0.0184793</text:p>
          </table:table-cell>
          <table:table-cell table:formula="of:=COM.MICROSOFT.CONCAT(&quot;N=&quot;;[.A70];&quot;,M=&quot;;[.B7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05499" calcext:value-type="float">
            <text:p>0.0205499</text:p>
          </table:table-cell>
          <table:table-cell table:formula="of:=COM.MICROSOFT.CONCAT(&quot;N=&quot;;[.A71];&quot;,M=&quot;;[.B7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239" calcext:value-type="float">
            <text:p>0.239</text:p>
          </table:table-cell>
          <table:table-cell table:formula="of:=COM.MICROSOFT.CONCAT(&quot;N=&quot;;[.A72];&quot;,M=&quot;;[.B7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82" calcext:value-type="float">
            <text:p>0.182</text:p>
          </table:table-cell>
          <table:table-cell table:formula="of:=COM.MICROSOFT.CONCAT(&quot;N=&quot;;[.A73];&quot;,M=&quot;;[.B7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21" calcext:value-type="float">
            <text:p>0.121</text:p>
          </table:table-cell>
          <table:table-cell table:formula="of:=COM.MICROSOFT.CONCAT(&quot;N=&quot;;[.A74];&quot;,M=&quot;;[.B7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09" calcext:value-type="float">
            <text:p>0.109</text:p>
          </table:table-cell>
          <table:table-cell table:formula="of:=COM.MICROSOFT.CONCAT(&quot;N=&quot;;[.A75];&quot;,M=&quot;;[.B7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21" calcext:value-type="float">
            <text:p>0.121</text:p>
          </table:table-cell>
          <table:table-cell table:formula="of:=COM.MICROSOFT.CONCAT(&quot;N=&quot;;[.A76];&quot;,M=&quot;;[.B7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66" calcext:value-type="float">
            <text:p>0.166</text:p>
          </table:table-cell>
          <table:table-cell table:formula="of:=COM.MICROSOFT.CONCAT(&quot;N=&quot;;[.A77];&quot;,M=&quot;;[.B7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82" calcext:value-type="float">
            <text:p>0.182</text:p>
          </table:table-cell>
          <table:table-cell table:formula="of:=COM.MICROSOFT.CONCAT(&quot;N=&quot;;[.A78];&quot;,M=&quot;;[.B7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77" calcext:value-type="float">
            <text:p>0.177</text:p>
          </table:table-cell>
          <table:table-cell table:formula="of:=COM.MICROSOFT.CONCAT(&quot;N=&quot;;[.A79];&quot;,M=&quot;;[.B7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14" calcext:value-type="float">
            <text:p>0.14</text:p>
          </table:table-cell>
          <table:table-cell table:formula="of:=COM.MICROSOFT.CONCAT(&quot;N=&quot;;[.A80];&quot;,M=&quot;;[.B8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0.227" calcext:value-type="float">
            <text:p>0.227</text:p>
          </table:table-cell>
          <table:table-cell table:formula="of:=COM.MICROSOFT.CONCAT(&quot;N=&quot;;[.A81];&quot;,M=&quot;;[.B8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703503" calcext:value-type="float">
            <text:p>0.0703503</text:p>
          </table:table-cell>
          <table:table-cell table:formula="of:=COM.MICROSOFT.CONCAT(&quot;N=&quot;;[.A82];&quot;,M=&quot;;[.B8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283533" calcext:value-type="float">
            <text:p>0.0283533</text:p>
          </table:table-cell>
          <table:table-cell table:formula="of:=COM.MICROSOFT.CONCAT(&quot;N=&quot;;[.A83];&quot;,M=&quot;;[.B8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91733" calcext:value-type="float">
            <text:p>0.0191733</text:p>
          </table:table-cell>
          <table:table-cell table:formula="of:=COM.MICROSOFT.CONCAT(&quot;N=&quot;;[.A84];&quot;,M=&quot;;[.B8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86467" calcext:value-type="float">
            <text:p>0.0186467</text:p>
          </table:table-cell>
          <table:table-cell table:formula="of:=COM.MICROSOFT.CONCAT(&quot;N=&quot;;[.A85];&quot;,M=&quot;;[.B8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245868" calcext:value-type="float">
            <text:p>0.0245868</text:p>
          </table:table-cell>
          <table:table-cell table:formula="of:=COM.MICROSOFT.CONCAT(&quot;N=&quot;;[.A86];&quot;,M=&quot;;[.B8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66257" calcext:value-type="float">
            <text:p>0.0166257</text:p>
          </table:table-cell>
          <table:table-cell table:formula="of:=COM.MICROSOFT.CONCAT(&quot;N=&quot;;[.A87];&quot;,M=&quot;;[.B8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75192" calcext:value-type="float">
            <text:p>0.0175192</text:p>
          </table:table-cell>
          <table:table-cell table:formula="of:=COM.MICROSOFT.CONCAT(&quot;N=&quot;;[.A88];&quot;,M=&quot;;[.B8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90573" calcext:value-type="float">
            <text:p>0.0190573</text:p>
          </table:table-cell>
          <table:table-cell table:formula="of:=COM.MICROSOFT.CONCAT(&quot;N=&quot;;[.A89];&quot;,M=&quot;;[.B8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84471" calcext:value-type="float">
            <text:p>0.0184471</text:p>
          </table:table-cell>
          <table:table-cell table:formula="of:=COM.MICROSOFT.CONCAT(&quot;N=&quot;;[.A90];&quot;,M=&quot;;[.B9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188167" calcext:value-type="float">
            <text:p>0.0188167</text:p>
          </table:table-cell>
          <table:table-cell table:formula="of:=COM.MICROSOFT.CONCAT(&quot;N=&quot;;[.A91];&quot;,M=&quot;;[.B9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137" calcext:value-type="float">
            <text:p>0.137</text:p>
          </table:table-cell>
          <table:table-cell table:formula="of:=COM.MICROSOFT.CONCAT(&quot;N=&quot;;[.A92];&quot;,M=&quot;;[.B9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81" calcext:value-type="float">
            <text:p>0.281</text:p>
          </table:table-cell>
          <table:table-cell table:formula="of:=COM.MICROSOFT.CONCAT(&quot;N=&quot;;[.A93];&quot;,M=&quot;;[.B9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79" calcext:value-type="float">
            <text:p>0.279</text:p>
          </table:table-cell>
          <table:table-cell table:formula="of:=COM.MICROSOFT.CONCAT(&quot;N=&quot;;[.A94];&quot;,M=&quot;;[.B9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93" calcext:value-type="float">
            <text:p>0.293</text:p>
          </table:table-cell>
          <table:table-cell table:formula="of:=COM.MICROSOFT.CONCAT(&quot;N=&quot;;[.A95];&quot;,M=&quot;;[.B9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53" calcext:value-type="float">
            <text:p>0.253</text:p>
          </table:table-cell>
          <table:table-cell table:formula="of:=COM.MICROSOFT.CONCAT(&quot;N=&quot;;[.A96];&quot;,M=&quot;;[.B9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N=&quot;;[.A97];&quot;,M=&quot;;[.B9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74" calcext:value-type="float">
            <text:p>0.274</text:p>
          </table:table-cell>
          <table:table-cell table:formula="of:=COM.MICROSOFT.CONCAT(&quot;N=&quot;;[.A98];&quot;,M=&quot;;[.B9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128" calcext:value-type="float">
            <text:p>0.128</text:p>
          </table:table-cell>
          <table:table-cell table:formula="of:=COM.MICROSOFT.CONCAT(&quot;N=&quot;;[.A99];&quot;,M=&quot;;[.B9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292" calcext:value-type="float">
            <text:p>0.292</text:p>
          </table:table-cell>
          <table:table-cell table:formula="of:=COM.MICROSOFT.CONCAT(&quot;N=&quot;;[.A100];&quot;,M=&quot;;[.B10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0.176" calcext:value-type="float">
            <text:p>0.176</text:p>
          </table:table-cell>
          <table:table-cell table:formula="of:=COM.MICROSOFT.CONCAT(&quot;N=&quot;;[.A101];&quot;,M=&quot;;[.B10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313255" calcext:value-type="float">
            <text:p>0.0313255</text:p>
          </table:table-cell>
          <table:table-cell table:formula="of:=COM.MICROSOFT.CONCAT(&quot;N=&quot;;[.A102];&quot;,M=&quot;;[.B10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343033" calcext:value-type="float">
            <text:p>0.0343033</text:p>
          </table:table-cell>
          <table:table-cell table:formula="of:=COM.MICROSOFT.CONCAT(&quot;N=&quot;;[.A103];&quot;,M=&quot;;[.B10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95589" calcext:value-type="float">
            <text:p>0.0295589</text:p>
          </table:table-cell>
          <table:table-cell table:formula="of:=COM.MICROSOFT.CONCAT(&quot;N=&quot;;[.A104];&quot;,M=&quot;;[.B10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97536" calcext:value-type="float">
            <text:p>0.0297536</text:p>
          </table:table-cell>
          <table:table-cell table:formula="of:=COM.MICROSOFT.CONCAT(&quot;N=&quot;;[.A105];&quot;,M=&quot;;[.B10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405111" calcext:value-type="float">
            <text:p>0.0405111</text:p>
          </table:table-cell>
          <table:table-cell table:formula="of:=COM.MICROSOFT.CONCAT(&quot;N=&quot;;[.A106];&quot;,M=&quot;;[.B10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52358" calcext:value-type="float">
            <text:p>0.0252358</text:p>
          </table:table-cell>
          <table:table-cell table:formula="of:=COM.MICROSOFT.CONCAT(&quot;N=&quot;;[.A107];&quot;,M=&quot;;[.B10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304574" calcext:value-type="float">
            <text:p>0.0304574</text:p>
          </table:table-cell>
          <table:table-cell table:formula="of:=COM.MICROSOFT.CONCAT(&quot;N=&quot;;[.A108];&quot;,M=&quot;;[.B10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7237" calcext:value-type="float">
            <text:p>0.027237</text:p>
          </table:table-cell>
          <table:table-cell table:formula="of:=COM.MICROSOFT.CONCAT(&quot;N=&quot;;[.A109];&quot;,M=&quot;;[.B10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85148" calcext:value-type="float">
            <text:p>0.0285148</text:p>
          </table:table-cell>
          <table:table-cell table:formula="of:=COM.MICROSOFT.CONCAT(&quot;N=&quot;;[.A110];&quot;,M=&quot;;[.B11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287364" calcext:value-type="float">
            <text:p>0.0287364</text:p>
          </table:table-cell>
          <table:table-cell table:formula="of:=COM.MICROSOFT.CONCAT(&quot;N=&quot;;[.A111];&quot;,M=&quot;;[.B11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23" calcext:value-type="float">
            <text:p>0.123</text:p>
          </table:table-cell>
          <table:table-cell table:formula="of:=COM.MICROSOFT.CONCAT(&quot;N=&quot;;[.A112];&quot;,M=&quot;;[.B11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74" calcext:value-type="float">
            <text:p>0.174</text:p>
          </table:table-cell>
          <table:table-cell table:formula="of:=COM.MICROSOFT.CONCAT(&quot;N=&quot;;[.A113];&quot;,M=&quot;;[.B11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264" calcext:value-type="float">
            <text:p>0.264</text:p>
          </table:table-cell>
          <table:table-cell table:formula="of:=COM.MICROSOFT.CONCAT(&quot;N=&quot;;[.A114];&quot;,M=&quot;;[.B11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212" calcext:value-type="float">
            <text:p>0.212</text:p>
          </table:table-cell>
          <table:table-cell table:formula="of:=COM.MICROSOFT.CONCAT(&quot;N=&quot;;[.A115];&quot;,M=&quot;;[.B11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68" calcext:value-type="float">
            <text:p>0.168</text:p>
          </table:table-cell>
          <table:table-cell table:formula="of:=COM.MICROSOFT.CONCAT(&quot;N=&quot;;[.A116];&quot;,M=&quot;;[.B11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66" calcext:value-type="float">
            <text:p>0.166</text:p>
          </table:table-cell>
          <table:table-cell table:formula="of:=COM.MICROSOFT.CONCAT(&quot;N=&quot;;[.A117];&quot;,M=&quot;;[.B11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52" calcext:value-type="float">
            <text:p>0.152</text:p>
          </table:table-cell>
          <table:table-cell table:formula="of:=COM.MICROSOFT.CONCAT(&quot;N=&quot;;[.A118];&quot;,M=&quot;;[.B11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67" calcext:value-type="float">
            <text:p>0.167</text:p>
          </table:table-cell>
          <table:table-cell table:formula="of:=COM.MICROSOFT.CONCAT(&quot;N=&quot;;[.A119];&quot;,M=&quot;;[.B11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66" calcext:value-type="float">
            <text:p>0.166</text:p>
          </table:table-cell>
          <table:table-cell table:formula="of:=COM.MICROSOFT.CONCAT(&quot;N=&quot;;[.A120];&quot;,M=&quot;;[.B12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0.141" calcext:value-type="float">
            <text:p>0.141</text:p>
          </table:table-cell>
          <table:table-cell table:formula="of:=COM.MICROSOFT.CONCAT(&quot;N=&quot;;[.A121];&quot;,M=&quot;;[.B12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475879" calcext:value-type="float">
            <text:p>0.0475879</text:p>
          </table:table-cell>
          <table:table-cell table:formula="of:=COM.MICROSOFT.CONCAT(&quot;N=&quot;;[.A122];&quot;,M=&quot;;[.B12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288246" calcext:value-type="float">
            <text:p>0.0288246</text:p>
          </table:table-cell>
          <table:table-cell table:formula="of:=COM.MICROSOFT.CONCAT(&quot;N=&quot;;[.A123];&quot;,M=&quot;;[.B12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540556" calcext:value-type="float">
            <text:p>0.0540556</text:p>
          </table:table-cell>
          <table:table-cell table:formula="of:=COM.MICROSOFT.CONCAT(&quot;N=&quot;;[.A124];&quot;,M=&quot;;[.B12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548777" calcext:value-type="float">
            <text:p>0.0548777</text:p>
          </table:table-cell>
          <table:table-cell table:formula="of:=COM.MICROSOFT.CONCAT(&quot;N=&quot;;[.A125];&quot;,M=&quot;;[.B12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331146" calcext:value-type="float">
            <text:p>0.0331146</text:p>
          </table:table-cell>
          <table:table-cell table:formula="of:=COM.MICROSOFT.CONCAT(&quot;N=&quot;;[.A126];&quot;,M=&quot;;[.B12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423535" calcext:value-type="float">
            <text:p>0.0423535</text:p>
          </table:table-cell>
          <table:table-cell table:formula="of:=COM.MICROSOFT.CONCAT(&quot;N=&quot;;[.A127];&quot;,M=&quot;;[.B12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301167" calcext:value-type="float">
            <text:p>0.0301167</text:p>
          </table:table-cell>
          <table:table-cell table:formula="of:=COM.MICROSOFT.CONCAT(&quot;N=&quot;;[.A128];&quot;,M=&quot;;[.B12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240446" calcext:value-type="float">
            <text:p>0.0240446</text:p>
          </table:table-cell>
          <table:table-cell table:formula="of:=COM.MICROSOFT.CONCAT(&quot;N=&quot;;[.A129];&quot;,M=&quot;;[.B12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251052" calcext:value-type="float">
            <text:p>0.0251052</text:p>
          </table:table-cell>
          <table:table-cell table:formula="of:=COM.MICROSOFT.CONCAT(&quot;N=&quot;;[.A130];&quot;,M=&quot;;[.B13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263233" calcext:value-type="float">
            <text:p>0.0263233</text:p>
          </table:table-cell>
          <table:table-cell table:formula="of:=COM.MICROSOFT.CONCAT(&quot;N=&quot;;[.A131];&quot;,M=&quot;;[.B13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83" calcext:value-type="float">
            <text:p>0.183</text:p>
          </table:table-cell>
          <table:table-cell table:formula="of:=COM.MICROSOFT.CONCAT(&quot;N=&quot;;[.A132];&quot;,M=&quot;;[.B132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57" calcext:value-type="float">
            <text:p>0.157</text:p>
          </table:table-cell>
          <table:table-cell table:formula="of:=COM.MICROSOFT.CONCAT(&quot;N=&quot;;[.A133];&quot;,M=&quot;;[.B133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88" calcext:value-type="float">
            <text:p>0.188</text:p>
          </table:table-cell>
          <table:table-cell table:formula="of:=COM.MICROSOFT.CONCAT(&quot;N=&quot;;[.A134];&quot;,M=&quot;;[.B134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2" calcext:value-type="float">
            <text:p>0.2</text:p>
          </table:table-cell>
          <table:table-cell table:formula="of:=COM.MICROSOFT.CONCAT(&quot;N=&quot;;[.A135];&quot;,M=&quot;;[.B135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39" calcext:value-type="float">
            <text:p>0.139</text:p>
          </table:table-cell>
          <table:table-cell table:formula="of:=COM.MICROSOFT.CONCAT(&quot;N=&quot;;[.A136];&quot;,M=&quot;;[.B136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79" calcext:value-type="float">
            <text:p>0.179</text:p>
          </table:table-cell>
          <table:table-cell table:formula="of:=COM.MICROSOFT.CONCAT(&quot;N=&quot;;[.A137];&quot;,M=&quot;;[.B137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241" calcext:value-type="float">
            <text:p>0.241</text:p>
          </table:table-cell>
          <table:table-cell table:formula="of:=COM.MICROSOFT.CONCAT(&quot;N=&quot;;[.A138];&quot;,M=&quot;;[.B138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227" calcext:value-type="float">
            <text:p>0.227</text:p>
          </table:table-cell>
          <table:table-cell table:formula="of:=COM.MICROSOFT.CONCAT(&quot;N=&quot;;[.A139];&quot;,M=&quot;;[.B139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186" calcext:value-type="float">
            <text:p>0.186</text:p>
          </table:table-cell>
          <table:table-cell table:formula="of:=COM.MICROSOFT.CONCAT(&quot;N=&quot;;[.A140];&quot;,M=&quot;;[.B140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0.263" calcext:value-type="float">
            <text:p>0.263</text:p>
          </table:table-cell>
          <table:table-cell table:formula="of:=COM.MICROSOFT.CONCAT(&quot;N=&quot;;[.A141];&quot;,M=&quot;;[.B141])" office:value-type="string" office:string-value="N=1000,M=1000" calcext:value-type="string">
            <text:p>N=1000,M=1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66058" calcext:value-type="float">
            <text:p>1.66058</text:p>
          </table:table-cell>
          <table:table-cell table:formula="of:=COM.MICROSOFT.CONCAT(&quot;N=&quot;;[.A142];&quot;,M=&quot;;[.B14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8049" calcext:value-type="float">
            <text:p>1.58049</text:p>
          </table:table-cell>
          <table:table-cell table:formula="of:=COM.MICROSOFT.CONCAT(&quot;N=&quot;;[.A143];&quot;,M=&quot;;[.B14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8264" calcext:value-type="float">
            <text:p>1.58264</text:p>
          </table:table-cell>
          <table:table-cell table:formula="of:=COM.MICROSOFT.CONCAT(&quot;N=&quot;;[.A144];&quot;,M=&quot;;[.B14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8311" calcext:value-type="float">
            <text:p>1.58311</text:p>
          </table:table-cell>
          <table:table-cell table:formula="of:=COM.MICROSOFT.CONCAT(&quot;N=&quot;;[.A145];&quot;,M=&quot;;[.B14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6132" calcext:value-type="float">
            <text:p>1.56132</text:p>
          </table:table-cell>
          <table:table-cell table:formula="of:=COM.MICROSOFT.CONCAT(&quot;N=&quot;;[.A146];&quot;,M=&quot;;[.B14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6939" calcext:value-type="float">
            <text:p>1.56939</text:p>
          </table:table-cell>
          <table:table-cell table:formula="of:=COM.MICROSOFT.CONCAT(&quot;N=&quot;;[.A147];&quot;,M=&quot;;[.B14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4411" calcext:value-type="float">
            <text:p>1.54411</text:p>
          </table:table-cell>
          <table:table-cell table:formula="of:=COM.MICROSOFT.CONCAT(&quot;N=&quot;;[.A148];&quot;,M=&quot;;[.B14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61448" calcext:value-type="float">
            <text:p>1.61448</text:p>
          </table:table-cell>
          <table:table-cell table:formula="of:=COM.MICROSOFT.CONCAT(&quot;N=&quot;;[.A149];&quot;,M=&quot;;[.B14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61745" calcext:value-type="float">
            <text:p>1.61745</text:p>
          </table:table-cell>
          <table:table-cell table:formula="of:=COM.MICROSOFT.CONCAT(&quot;N=&quot;;[.A150];&quot;,M=&quot;;[.B15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6128" calcext:value-type="float">
            <text:p>1.6128</text:p>
          </table:table-cell>
          <table:table-cell table:formula="of:=COM.MICROSOFT.CONCAT(&quot;N=&quot;;[.A151];&quot;,M=&quot;;[.B15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2.32" calcext:value-type="float">
            <text:p>2.32</text:p>
          </table:table-cell>
          <table:table-cell table:formula="of:=COM.MICROSOFT.CONCAT(&quot;N=&quot;;[.A152];&quot;,M=&quot;;[.B15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044" calcext:value-type="float">
            <text:p>3.044</text:p>
          </table:table-cell>
          <table:table-cell table:formula="of:=COM.MICROSOFT.CONCAT(&quot;N=&quot;;[.A153];&quot;,M=&quot;;[.B15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656" calcext:value-type="float">
            <text:p>3.656</text:p>
          </table:table-cell>
          <table:table-cell table:formula="of:=COM.MICROSOFT.CONCAT(&quot;N=&quot;;[.A154];&quot;,M=&quot;;[.B15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2.66" calcext:value-type="float">
            <text:p>2.66</text:p>
          </table:table-cell>
          <table:table-cell table:formula="of:=COM.MICROSOFT.CONCAT(&quot;N=&quot;;[.A155];&quot;,M=&quot;;[.B15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2.579" calcext:value-type="float">
            <text:p>2.579</text:p>
          </table:table-cell>
          <table:table-cell table:formula="of:=COM.MICROSOFT.CONCAT(&quot;N=&quot;;[.A156];&quot;,M=&quot;;[.B15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314" calcext:value-type="float">
            <text:p>3.314</text:p>
          </table:table-cell>
          <table:table-cell table:formula="of:=COM.MICROSOFT.CONCAT(&quot;N=&quot;;[.A157];&quot;,M=&quot;;[.B15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2.675" calcext:value-type="float">
            <text:p>2.675</text:p>
          </table:table-cell>
          <table:table-cell table:formula="of:=COM.MICROSOFT.CONCAT(&quot;N=&quot;;[.A158];&quot;,M=&quot;;[.B15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098" calcext:value-type="float">
            <text:p>3.098</text:p>
          </table:table-cell>
          <table:table-cell table:formula="of:=COM.MICROSOFT.CONCAT(&quot;N=&quot;;[.A159];&quot;,M=&quot;;[.B15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086" calcext:value-type="float">
            <text:p>3.086</text:p>
          </table:table-cell>
          <table:table-cell table:formula="of:=COM.MICROSOFT.CONCAT(&quot;N=&quot;;[.A160];&quot;,M=&quot;;[.B16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float" office:value="3.328" calcext:value-type="float">
            <text:p>3.328</text:p>
          </table:table-cell>
          <table:table-cell table:formula="of:=COM.MICROSOFT.CONCAT(&quot;N=&quot;;[.A161];&quot;,M=&quot;;[.B16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83026" calcext:value-type="float">
            <text:p>1.83026</text:p>
          </table:table-cell>
          <table:table-cell table:formula="of:=COM.MICROSOFT.CONCAT(&quot;N=&quot;;[.A162];&quot;,M=&quot;;[.B16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87189" calcext:value-type="float">
            <text:p>1.87189</text:p>
          </table:table-cell>
          <table:table-cell table:formula="of:=COM.MICROSOFT.CONCAT(&quot;N=&quot;;[.A163];&quot;,M=&quot;;[.B16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98071" calcext:value-type="float">
            <text:p>1.98071</text:p>
          </table:table-cell>
          <table:table-cell table:formula="of:=COM.MICROSOFT.CONCAT(&quot;N=&quot;;[.A164];&quot;,M=&quot;;[.B16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97089" calcext:value-type="float">
            <text:p>1.97089</text:p>
          </table:table-cell>
          <table:table-cell table:formula="of:=COM.MICROSOFT.CONCAT(&quot;N=&quot;;[.A165];&quot;,M=&quot;;[.B16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2.00234" calcext:value-type="float">
            <text:p>2.00234</text:p>
          </table:table-cell>
          <table:table-cell table:formula="of:=COM.MICROSOFT.CONCAT(&quot;N=&quot;;[.A166];&quot;,M=&quot;;[.B16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8845" calcext:value-type="float">
            <text:p>1.8845</text:p>
          </table:table-cell>
          <table:table-cell table:formula="of:=COM.MICROSOFT.CONCAT(&quot;N=&quot;;[.A167];&quot;,M=&quot;;[.B16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96547" calcext:value-type="float">
            <text:p>1.96547</text:p>
          </table:table-cell>
          <table:table-cell table:formula="of:=COM.MICROSOFT.CONCAT(&quot;N=&quot;;[.A168];&quot;,M=&quot;;[.B16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98422" calcext:value-type="float">
            <text:p>1.98422</text:p>
          </table:table-cell>
          <table:table-cell table:formula="of:=COM.MICROSOFT.CONCAT(&quot;N=&quot;;[.A169];&quot;,M=&quot;;[.B16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2.01077" calcext:value-type="float">
            <text:p>2.01077</text:p>
          </table:table-cell>
          <table:table-cell table:formula="of:=COM.MICROSOFT.CONCAT(&quot;N=&quot;;[.A170];&quot;,M=&quot;;[.B17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2.00812" calcext:value-type="float">
            <text:p>2.00812</text:p>
          </table:table-cell>
          <table:table-cell table:formula="of:=COM.MICROSOFT.CONCAT(&quot;N=&quot;;[.A171];&quot;,M=&quot;;[.B17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573" calcext:value-type="float">
            <text:p>4.573</text:p>
          </table:table-cell>
          <table:table-cell table:formula="of:=COM.MICROSOFT.CONCAT(&quot;N=&quot;;[.A172];&quot;,M=&quot;;[.B17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552" calcext:value-type="float">
            <text:p>4.552</text:p>
          </table:table-cell>
          <table:table-cell table:formula="of:=COM.MICROSOFT.CONCAT(&quot;N=&quot;;[.A173];&quot;,M=&quot;;[.B17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3.701" calcext:value-type="float">
            <text:p>3.701</text:p>
          </table:table-cell>
          <table:table-cell table:formula="of:=COM.MICROSOFT.CONCAT(&quot;N=&quot;;[.A174];&quot;,M=&quot;;[.B17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3.145" calcext:value-type="float">
            <text:p>3.145</text:p>
          </table:table-cell>
          <table:table-cell table:formula="of:=COM.MICROSOFT.CONCAT(&quot;N=&quot;;[.A175];&quot;,M=&quot;;[.B17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3.692" calcext:value-type="float">
            <text:p>3.692</text:p>
          </table:table-cell>
          <table:table-cell table:formula="of:=COM.MICROSOFT.CONCAT(&quot;N=&quot;;[.A176];&quot;,M=&quot;;[.B17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486" calcext:value-type="float">
            <text:p>4.486</text:p>
          </table:table-cell>
          <table:table-cell table:formula="of:=COM.MICROSOFT.CONCAT(&quot;N=&quot;;[.A177];&quot;,M=&quot;;[.B17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637" calcext:value-type="float">
            <text:p>4.637</text:p>
          </table:table-cell>
          <table:table-cell table:formula="of:=COM.MICROSOFT.CONCAT(&quot;N=&quot;;[.A178];&quot;,M=&quot;;[.B17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3.732" calcext:value-type="float">
            <text:p>3.732</text:p>
          </table:table-cell>
          <table:table-cell table:formula="of:=COM.MICROSOFT.CONCAT(&quot;N=&quot;;[.A179];&quot;,M=&quot;;[.B17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801" calcext:value-type="float">
            <text:p>4.801</text:p>
          </table:table-cell>
          <table:table-cell table:formula="of:=COM.MICROSOFT.CONCAT(&quot;N=&quot;;[.A180];&quot;,M=&quot;;[.B18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float" office:value="4.536" calcext:value-type="float">
            <text:p>4.536</text:p>
          </table:table-cell>
          <table:table-cell table:formula="of:=COM.MICROSOFT.CONCAT(&quot;N=&quot;;[.A181];&quot;,M=&quot;;[.B18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5599" calcext:value-type="float">
            <text:p>1.95599</text:p>
          </table:table-cell>
          <table:table-cell table:formula="of:=COM.MICROSOFT.CONCAT(&quot;N=&quot;;[.A182];&quot;,M=&quot;;[.B18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2.03794" calcext:value-type="float">
            <text:p>2.03794</text:p>
          </table:table-cell>
          <table:table-cell table:formula="of:=COM.MICROSOFT.CONCAT(&quot;N=&quot;;[.A183];&quot;,M=&quot;;[.B18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7063" calcext:value-type="float">
            <text:p>1.97063</text:p>
          </table:table-cell>
          <table:table-cell table:formula="of:=COM.MICROSOFT.CONCAT(&quot;N=&quot;;[.A184];&quot;,M=&quot;;[.B18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6454" calcext:value-type="float">
            <text:p>1.96454</text:p>
          </table:table-cell>
          <table:table-cell table:formula="of:=COM.MICROSOFT.CONCAT(&quot;N=&quot;;[.A185];&quot;,M=&quot;;[.B18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2.01867" calcext:value-type="float">
            <text:p>2.01867</text:p>
          </table:table-cell>
          <table:table-cell table:formula="of:=COM.MICROSOFT.CONCAT(&quot;N=&quot;;[.A186];&quot;,M=&quot;;[.B18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66062" calcext:value-type="float">
            <text:p>1.66062</text:p>
          </table:table-cell>
          <table:table-cell table:formula="of:=COM.MICROSOFT.CONCAT(&quot;N=&quot;;[.A187];&quot;,M=&quot;;[.B18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2.00692" calcext:value-type="float">
            <text:p>2.00692</text:p>
          </table:table-cell>
          <table:table-cell table:formula="of:=COM.MICROSOFT.CONCAT(&quot;N=&quot;;[.A188];&quot;,M=&quot;;[.B18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66404" calcext:value-type="float">
            <text:p>1.66404</text:p>
          </table:table-cell>
          <table:table-cell table:formula="of:=COM.MICROSOFT.CONCAT(&quot;N=&quot;;[.A189];&quot;,M=&quot;;[.B18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7512" calcext:value-type="float">
            <text:p>1.97512</text:p>
          </table:table-cell>
          <table:table-cell table:formula="of:=COM.MICROSOFT.CONCAT(&quot;N=&quot;;[.A190];&quot;,M=&quot;;[.B19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4658" calcext:value-type="float">
            <text:p>1.94658</text:p>
          </table:table-cell>
          <table:table-cell table:formula="of:=COM.MICROSOFT.CONCAT(&quot;N=&quot;;[.A191];&quot;,M=&quot;;[.B19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4.596" calcext:value-type="float">
            <text:p>4.596</text:p>
          </table:table-cell>
          <table:table-cell table:formula="of:=COM.MICROSOFT.CONCAT(&quot;N=&quot;;[.A192];&quot;,M=&quot;;[.B19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5.386" calcext:value-type="float">
            <text:p>5.386</text:p>
          </table:table-cell>
          <table:table-cell table:formula="of:=COM.MICROSOFT.CONCAT(&quot;N=&quot;;[.A193];&quot;,M=&quot;;[.B19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3.228" calcext:value-type="float">
            <text:p>3.228</text:p>
          </table:table-cell>
          <table:table-cell table:formula="of:=COM.MICROSOFT.CONCAT(&quot;N=&quot;;[.A194];&quot;,M=&quot;;[.B19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4.884" calcext:value-type="float">
            <text:p>4.884</text:p>
          </table:table-cell>
          <table:table-cell table:formula="of:=COM.MICROSOFT.CONCAT(&quot;N=&quot;;[.A195];&quot;,M=&quot;;[.B19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3.835" calcext:value-type="float">
            <text:p>3.835</text:p>
          </table:table-cell>
          <table:table-cell table:formula="of:=COM.MICROSOFT.CONCAT(&quot;N=&quot;;[.A196];&quot;,M=&quot;;[.B19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4.114" calcext:value-type="float">
            <text:p>4.114</text:p>
          </table:table-cell>
          <table:table-cell table:formula="of:=COM.MICROSOFT.CONCAT(&quot;N=&quot;;[.A197];&quot;,M=&quot;;[.B19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3.294" calcext:value-type="float">
            <text:p>3.294</text:p>
          </table:table-cell>
          <table:table-cell table:formula="of:=COM.MICROSOFT.CONCAT(&quot;N=&quot;;[.A198];&quot;,M=&quot;;[.B19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4.792" calcext:value-type="float">
            <text:p>4.792</text:p>
          </table:table-cell>
          <table:table-cell table:formula="of:=COM.MICROSOFT.CONCAT(&quot;N=&quot;;[.A199];&quot;,M=&quot;;[.B19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4.841" calcext:value-type="float">
            <text:p>4.841</text:p>
          </table:table-cell>
          <table:table-cell table:formula="of:=COM.MICROSOFT.CONCAT(&quot;N=&quot;;[.A200];&quot;,M=&quot;;[.B20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float" office:value="3.69" calcext:value-type="float">
            <text:p>3.69</text:p>
          </table:table-cell>
          <table:table-cell table:formula="of:=COM.MICROSOFT.CONCAT(&quot;N=&quot;;[.A201];&quot;,M=&quot;;[.B20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57" calcext:value-type="float">
            <text:p>2.0157</text:p>
          </table:table-cell>
          <table:table-cell table:formula="of:=COM.MICROSOFT.CONCAT(&quot;N=&quot;;[.A202];&quot;,M=&quot;;[.B20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899" calcext:value-type="float">
            <text:p>2.01899</text:p>
          </table:table-cell>
          <table:table-cell table:formula="of:=COM.MICROSOFT.CONCAT(&quot;N=&quot;;[.A203];&quot;,M=&quot;;[.B20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2005" calcext:value-type="float">
            <text:p>2.02005</text:p>
          </table:table-cell>
          <table:table-cell table:formula="of:=COM.MICROSOFT.CONCAT(&quot;N=&quot;;[.A204];&quot;,M=&quot;;[.B20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457" calcext:value-type="float">
            <text:p>2.01457</text:p>
          </table:table-cell>
          <table:table-cell table:formula="of:=COM.MICROSOFT.CONCAT(&quot;N=&quot;;[.A205];&quot;,M=&quot;;[.B20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3321" calcext:value-type="float">
            <text:p>2.03321</text:p>
          </table:table-cell>
          <table:table-cell table:formula="of:=COM.MICROSOFT.CONCAT(&quot;N=&quot;;[.A206];&quot;,M=&quot;;[.B20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89" calcext:value-type="float">
            <text:p>2.0189</text:p>
          </table:table-cell>
          <table:table-cell table:formula="of:=COM.MICROSOFT.CONCAT(&quot;N=&quot;;[.A207];&quot;,M=&quot;;[.B20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2143" calcext:value-type="float">
            <text:p>2.02143</text:p>
          </table:table-cell>
          <table:table-cell table:formula="of:=COM.MICROSOFT.CONCAT(&quot;N=&quot;;[.A208];&quot;,M=&quot;;[.B20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79" calcext:value-type="float">
            <text:p>2.0179</text:p>
          </table:table-cell>
          <table:table-cell table:formula="of:=COM.MICROSOFT.CONCAT(&quot;N=&quot;;[.A209];&quot;,M=&quot;;[.B20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17" calcext:value-type="float">
            <text:p>2.0117</text:p>
          </table:table-cell>
          <table:table-cell table:formula="of:=COM.MICROSOFT.CONCAT(&quot;N=&quot;;[.A210];&quot;,M=&quot;;[.B21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0574" calcext:value-type="float">
            <text:p>2.00574</text:p>
          </table:table-cell>
          <table:table-cell table:formula="of:=COM.MICROSOFT.CONCAT(&quot;N=&quot;;[.A211];&quot;,M=&quot;;[.B21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569" calcext:value-type="float">
            <text:p>4.569</text:p>
          </table:table-cell>
          <table:table-cell table:formula="of:=COM.MICROSOFT.CONCAT(&quot;N=&quot;;[.A212];&quot;,M=&quot;;[.B21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516" calcext:value-type="float">
            <text:p>4.516</text:p>
          </table:table-cell>
          <table:table-cell table:formula="of:=COM.MICROSOFT.CONCAT(&quot;N=&quot;;[.A213];&quot;,M=&quot;;[.B21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5.146" calcext:value-type="float">
            <text:p>5.146</text:p>
          </table:table-cell>
          <table:table-cell table:formula="of:=COM.MICROSOFT.CONCAT(&quot;N=&quot;;[.A214];&quot;,M=&quot;;[.B21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656" calcext:value-type="float">
            <text:p>4.656</text:p>
          </table:table-cell>
          <table:table-cell table:formula="of:=COM.MICROSOFT.CONCAT(&quot;N=&quot;;[.A215];&quot;,M=&quot;;[.B21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53" calcext:value-type="float">
            <text:p>4.53</text:p>
          </table:table-cell>
          <table:table-cell table:formula="of:=COM.MICROSOFT.CONCAT(&quot;N=&quot;;[.A216];&quot;,M=&quot;;[.B21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3.318" calcext:value-type="float">
            <text:p>3.318</text:p>
          </table:table-cell>
          <table:table-cell table:formula="of:=COM.MICROSOFT.CONCAT(&quot;N=&quot;;[.A217];&quot;,M=&quot;;[.B21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587" calcext:value-type="float">
            <text:p>4.587</text:p>
          </table:table-cell>
          <table:table-cell table:formula="of:=COM.MICROSOFT.CONCAT(&quot;N=&quot;;[.A218];&quot;,M=&quot;;[.B21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083" calcext:value-type="float">
            <text:p>4.083</text:p>
          </table:table-cell>
          <table:table-cell table:formula="of:=COM.MICROSOFT.CONCAT(&quot;N=&quot;;[.A219];&quot;,M=&quot;;[.B21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687" calcext:value-type="float">
            <text:p>4.687</text:p>
          </table:table-cell>
          <table:table-cell table:formula="of:=COM.MICROSOFT.CONCAT(&quot;N=&quot;;[.A220];&quot;,M=&quot;;[.B22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float" office:value="4.212" calcext:value-type="float">
            <text:p>4.212</text:p>
          </table:table-cell>
          <table:table-cell table:formula="of:=COM.MICROSOFT.CONCAT(&quot;N=&quot;;[.A221];&quot;,M=&quot;;[.B22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13544" calcext:value-type="float">
            <text:p>2.13544</text:p>
          </table:table-cell>
          <table:table-cell table:formula="of:=COM.MICROSOFT.CONCAT(&quot;N=&quot;;[.A222];&quot;,M=&quot;;[.B22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2296" calcext:value-type="float">
            <text:p>2.02296</text:p>
          </table:table-cell>
          <table:table-cell table:formula="of:=COM.MICROSOFT.CONCAT(&quot;N=&quot;;[.A223];&quot;,M=&quot;;[.B22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6863" calcext:value-type="float">
            <text:p>2.06863</text:p>
          </table:table-cell>
          <table:table-cell table:formula="of:=COM.MICROSOFT.CONCAT(&quot;N=&quot;;[.A224];&quot;,M=&quot;;[.B22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3788" calcext:value-type="float">
            <text:p>2.03788</text:p>
          </table:table-cell>
          <table:table-cell table:formula="of:=COM.MICROSOFT.CONCAT(&quot;N=&quot;;[.A225];&quot;,M=&quot;;[.B22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2663" calcext:value-type="float">
            <text:p>2.02663</text:p>
          </table:table-cell>
          <table:table-cell table:formula="of:=COM.MICROSOFT.CONCAT(&quot;N=&quot;;[.A226];&quot;,M=&quot;;[.B22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5053" calcext:value-type="float">
            <text:p>2.05053</text:p>
          </table:table-cell>
          <table:table-cell table:formula="of:=COM.MICROSOFT.CONCAT(&quot;N=&quot;;[.A227];&quot;,M=&quot;;[.B22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1883" calcext:value-type="float">
            <text:p>2.01883</text:p>
          </table:table-cell>
          <table:table-cell table:formula="of:=COM.MICROSOFT.CONCAT(&quot;N=&quot;;[.A228];&quot;,M=&quot;;[.B22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1.83734" calcext:value-type="float">
            <text:p>1.83734</text:p>
          </table:table-cell>
          <table:table-cell table:formula="of:=COM.MICROSOFT.CONCAT(&quot;N=&quot;;[.A229];&quot;,M=&quot;;[.B22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337" calcext:value-type="float">
            <text:p>2.0337</text:p>
          </table:table-cell>
          <table:table-cell table:formula="of:=COM.MICROSOFT.CONCAT(&quot;N=&quot;;[.A230];&quot;,M=&quot;;[.B23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5253" calcext:value-type="float">
            <text:p>2.05253</text:p>
          </table:table-cell>
          <table:table-cell table:formula="of:=COM.MICROSOFT.CONCAT(&quot;N=&quot;;[.A231];&quot;,M=&quot;;[.B231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4.943" calcext:value-type="float">
            <text:p>4.943</text:p>
          </table:table-cell>
          <table:table-cell table:formula="of:=COM.MICROSOFT.CONCAT(&quot;N=&quot;;[.A232];&quot;,M=&quot;;[.B232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4.961" calcext:value-type="float">
            <text:p>4.961</text:p>
          </table:table-cell>
          <table:table-cell table:formula="of:=COM.MICROSOFT.CONCAT(&quot;N=&quot;;[.A233];&quot;,M=&quot;;[.B233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3.871" calcext:value-type="float">
            <text:p>3.871</text:p>
          </table:table-cell>
          <table:table-cell table:formula="of:=COM.MICROSOFT.CONCAT(&quot;N=&quot;;[.A234];&quot;,M=&quot;;[.B234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4.671" calcext:value-type="float">
            <text:p>4.671</text:p>
          </table:table-cell>
          <table:table-cell table:formula="of:=COM.MICROSOFT.CONCAT(&quot;N=&quot;;[.A235];&quot;,M=&quot;;[.B235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3.865" calcext:value-type="float">
            <text:p>3.865</text:p>
          </table:table-cell>
          <table:table-cell table:formula="of:=COM.MICROSOFT.CONCAT(&quot;N=&quot;;[.A236];&quot;,M=&quot;;[.B236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3.949" calcext:value-type="float">
            <text:p>3.949</text:p>
          </table:table-cell>
          <table:table-cell table:formula="of:=COM.MICROSOFT.CONCAT(&quot;N=&quot;;[.A237];&quot;,M=&quot;;[.B237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5.24" calcext:value-type="float">
            <text:p>5.24</text:p>
          </table:table-cell>
          <table:table-cell table:formula="of:=COM.MICROSOFT.CONCAT(&quot;N=&quot;;[.A238];&quot;,M=&quot;;[.B238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3.426" calcext:value-type="float">
            <text:p>3.426</text:p>
          </table:table-cell>
          <table:table-cell table:formula="of:=COM.MICROSOFT.CONCAT(&quot;N=&quot;;[.A239];&quot;,M=&quot;;[.B239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4.188" calcext:value-type="float">
            <text:p>4.188</text:p>
          </table:table-cell>
          <table:table-cell table:formula="of:=COM.MICROSOFT.CONCAT(&quot;N=&quot;;[.A240];&quot;,M=&quot;;[.B240])" office:value-type="string" office:string-value="N=10000,M=10000" calcext:value-type="string">
            <text:p>N=10000,M=10000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float" office:value="4.636" calcext:value-type="float">
            <text:p>4.636</text:p>
          </table:table-cell>
          <table:table-cell table:formula="of:=COM.MICROSOFT.CONCAT(&quot;N=&quot;;[.A241];&quot;,M=&quot;;[.B241])" office:value-type="string" office:string-value="N=10000,M=10000" calcext:value-type="string">
            <text:p>N=10000,M=10000</text:p>
          </table:table-cell>
        </table:table-row>
      </table:table>
      <table:table table:name="Pivot Table_data-good_1" table:style-name="ta1">
        <table:table-column table:style-name="co8" table:default-cell-style-name="ce17"/>
        <table:table-column table:style-name="co8" table:number-columns-repeated="2" table:default-cell-style-name="ce21"/>
        <table:table-column table:style-name="co8" table:default-cell-style-name="ce25"/>
        <table:table-row table:style-name="ro1">
          <table:table-cell table:style-name="ce15" office:value-type="string" calcext:value-type="string">
            <text:p>mat_size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runner</text:p>
          </table:table-cell>
          <table:table-cell table:style-name="ce24" office:value-type="string" calcext:value-type="string">
            <text:p>Average - elapsed</text:p>
          </table:table-cell>
        </table:table-row>
        <table:table-row table:style-name="ro1">
          <table:table-cell table:style-name="ce16" office:value-type="string" calcext:value-type="string">
            <text:p>N=10,M=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00019908" calcext:value-type="float">
            <text:p>0.0000019908</text:p>
          </table:table-cell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java</text:p>
          </table:table-cell>
          <table:table-cell table:style-name="ce26" office:value-type="float" office:value="0.0001" calcext:value-type="float">
            <text:p>0.00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05185417" calcext:value-type="float">
            <text:p>0.0005185417</text:p>
          </table:table-cell>
        </table:table-row>
        <table:table-row table:style-name="ro1">
          <table:table-cell table:style-name="ce18"/>
          <table:table-cell table:style-name="ce22"/>
          <table:table-cell table:style-name="ce22" office:value-type="string" calcext:value-type="string">
            <text:p>java</text:p>
          </table:table-cell>
          <table:table-cell table:style-name="ce26" office:value-type="float" office:value="0.0011" calcext:value-type="float">
            <text:p>0.0011</text:p>
          </table:table-cell>
        </table:table-row>
        <table:table-row table:style-name="ro1">
          <table:table-cell table:style-name="ce16" office:value-type="string" calcext:value-type="string">
            <text:p>N=1000,M=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2146994" calcext:value-type="float">
            <text:p>0.02146994</text:p>
          </table:table-cell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java</text:p>
          </table:table-cell>
          <table:table-cell table:style-name="ce26" office:value-type="float" office:value="0.1347" calcext:value-type="float">
            <text:p>0.13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2884542" calcext:value-type="float">
            <text:p>0.02884542</text:p>
          </table:table-cell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java</text:p>
          </table:table-cell>
          <table:table-cell table:style-name="ce26" office:value-type="float" office:value="0.1664" calcext:value-type="float">
            <text:p>0.16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0.02515764" calcext:value-type="float">
            <text:p>0.02515764</text:p>
          </table:table-cell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java</text:p>
          </table:table-cell>
          <table:table-cell table:style-name="ce26" office:value-type="float" office:value="0.2363" calcext:value-type="float">
            <text:p>0.23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0.03056338" calcext:value-type="float">
            <text:p>0.03056338</text:p>
          </table:table-cell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java</text:p>
          </table:table-cell>
          <table:table-cell table:style-name="ce26" office:value-type="float" office:value="0.1733" calcext:value-type="float">
            <text:p>0.173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0.03664037" calcext:value-type="float">
            <text:p>0.03664037</text:p>
          </table:table-cell>
        </table:table-row>
        <table:table-row table:style-name="ro1">
          <table:table-cell table:style-name="ce18"/>
          <table:table-cell table:style-name="ce22"/>
          <table:table-cell table:style-name="ce22" office:value-type="string" calcext:value-type="string">
            <text:p>java</text:p>
          </table:table-cell>
          <table:table-cell table:style-name="ce26" office:value-type="float" office:value="0.1963" calcext:value-type="float">
            <text:p>0.1963</text:p>
          </table:table-cell>
        </table:table-row>
        <table:table-row table:style-name="ro1">
          <table:table-cell table:style-name="ce16" office:value-type="string" calcext:value-type="string">
            <text:p>N=10000,M=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1.592637" calcext:value-type="float">
            <text:p>1.592637</text:p>
          </table:table-cell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java</text:p>
          </table:table-cell>
          <table:table-cell table:style-name="ce26" office:value-type="float" office:value="2.976" calcext:value-type="float">
            <text:p>2.97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1.950917" calcext:value-type="float">
            <text:p>1.950917</text:p>
          </table:table-cell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java</text:p>
          </table:table-cell>
          <table:table-cell table:style-name="ce26" office:value-type="float" office:value="4.1855" calcext:value-type="float">
            <text:p>4.185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pp</text:p>
          </table:table-cell>
          <table:table-cell office:value-type="float" office:value="1.920105" calcext:value-type="float">
            <text:p>1.920105</text:p>
          </table:table-cell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java</text:p>
          </table:table-cell>
          <table:table-cell table:style-name="ce26" office:value-type="float" office:value="4.266" calcext:value-type="float">
            <text:p>4.26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pp</text:p>
          </table:table-cell>
          <table:table-cell office:value-type="float" office:value="2.017819" calcext:value-type="float">
            <text:p>2.017819</text:p>
          </table:table-cell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java</text:p>
          </table:table-cell>
          <table:table-cell table:style-name="ce26" office:value-type="float" office:value="4.4304" calcext:value-type="float">
            <text:p>4.430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pp</text:p>
          </table:table-cell>
          <table:table-cell office:value-type="float" office:value="2.028447" calcext:value-type="float">
            <text:p>2.028447</text:p>
          </table:table-cell>
        </table:table-row>
        <table:table-row table:style-name="ro1">
          <table:table-cell table:style-name="ce19"/>
          <table:table-cell table:style-name="ce23"/>
          <table:table-cell table:style-name="ce23" office:value-type="string" calcext:value-type="string">
            <text:p>java</text:p>
          </table:table-cell>
          <table:table-cell table:style-name="ce27" office:value-type="float" office:value="4.375" calcext:value-type="float">
            <text:p>4.375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-good_1'.A1:'Pivot Table_data-good_1'.D25" table:buttons="'Pivot Table_data-good_1'.A1 'Pivot Table_data-good_1'.B1 'Pivot Table_data-good_1'.C1" table:grand-total="none" table:show-filter-button="false" table:drill-down-on-double-click="false">
          <table:source-cell-range table:cell-range-address="'data-good'.A1:'data-good'.H2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t_size" table:orientation="row" table:used-hierarchy="0" table:function="auto">
            <table:data-pilot-level table:show-empty="false" calcext:repeat-item-labels="false">
              <table:data-pilot-members>
                <table:data-pilot-member table:name="N=10,M=10" table:display="true" table:show-details="true"/>
                <table:data-pilot-member table:name="N=1000,M=1000" table:display="true" table:show-details="true"/>
                <table:data-pilot-member table:name="N=10000,M=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ner" table:orientation="row" table:used-hierarchy="0" table:function="auto">
            <table:data-pilot-level table:show-empty="false" calcext:repeat-item-labels="false">
              <table:data-pilot-members>
                <table:data-pilot-member table:name="cpp" table:display="true" table:show-details="true"/>
                <table:data-pilot-member table:name="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apsed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0001858" table:display="true" table:show-details="true"/>
                <table:data-pilot-member table:name="0.000001909" table:display="true" table:show-details="true"/>
                <table:data-pilot-member table:name="0.000001936" table:display="true" table:show-details="true"/>
                <table:data-pilot-member table:name="0.000001958" table:display="true" table:show-details="true"/>
                <table:data-pilot-member table:name="0.000001983" table:display="true" table:show-details="true"/>
                <table:data-pilot-member table:name="0.000002029" table:display="true" table:show-details="true"/>
                <table:data-pilot-member table:name="0.000002054" table:display="true" table:show-details="true"/>
                <table:data-pilot-member table:name="0.000002062" table:display="true" table:show-details="true"/>
                <table:data-pilot-member table:name="0.00000209" table:display="true" table:show-details="true"/>
                <table:data-pilot-member table:name="0.000313876" table:display="true" table:show-details="true"/>
                <table:data-pilot-member table:name="0.000377027" table:display="true" table:show-details="true"/>
                <table:data-pilot-member table:name="0.000439025" table:display="true" table:show-details="true"/>
                <table:data-pilot-member table:name="0.000455039" table:display="true" table:show-details="true"/>
                <table:data-pilot-member table:name="0.000456764" table:display="true" table:show-details="true"/>
                <table:data-pilot-member table:name="0.00055642" table:display="true" table:show-details="true"/>
                <table:data-pilot-member table:name="0.000560174" table:display="true" table:show-details="true"/>
                <table:data-pilot-member table:name="0.000591376" table:display="true" table:show-details="true"/>
                <table:data-pilot-member table:name="0.000662714" table:display="true" table:show-details="true"/>
                <table:data-pilot-member table:name="0.000773002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166257" table:display="true" table:show-details="true"/>
                <table:data-pilot-member table:name="0.0175192" table:display="true" table:show-details="true"/>
                <table:data-pilot-member table:name="0.0175289" table:display="true" table:show-details="true"/>
                <table:data-pilot-member table:name="0.0175303" table:display="true" table:show-details="true"/>
                <table:data-pilot-member table:name="0.0177627" table:display="true" table:show-details="true"/>
                <table:data-pilot-member table:name="0.0181932" table:display="true" table:show-details="true"/>
                <table:data-pilot-member table:name="0.0182256" table:display="true" table:show-details="true"/>
                <table:data-pilot-member table:name="0.018262" table:display="true" table:show-details="true"/>
                <table:data-pilot-member table:name="0.0184471" table:display="true" table:show-details="true"/>
                <table:data-pilot-member table:name="0.0184793" table:display="true" table:show-details="true"/>
                <table:data-pilot-member table:name="0.0186467" table:display="true" table:show-details="true"/>
                <table:data-pilot-member table:name="0.0188167" table:display="true" table:show-details="true"/>
                <table:data-pilot-member table:name="0.0190573" table:display="true" table:show-details="true"/>
                <table:data-pilot-member table:name="0.0191399" table:display="true" table:show-details="true"/>
                <table:data-pilot-member table:name="0.0191567" table:display="true" table:show-details="true"/>
                <table:data-pilot-member table:name="0.0191733" table:display="true" table:show-details="true"/>
                <table:data-pilot-member table:name="0.0205499" table:display="true" table:show-details="true"/>
                <table:data-pilot-member table:name="0.021674" table:display="true" table:show-details="true"/>
                <table:data-pilot-member table:name="0.0240446" table:display="true" table:show-details="true"/>
                <table:data-pilot-member table:name="0.0245868" table:display="true" table:show-details="true"/>
                <table:data-pilot-member table:name="0.0251052" table:display="true" table:show-details="true"/>
                <table:data-pilot-member table:name="0.0252358" table:display="true" table:show-details="true"/>
                <table:data-pilot-member table:name="0.0263233" table:display="true" table:show-details="true"/>
                <table:data-pilot-member table:name="0.027237" table:display="true" table:show-details="true"/>
                <table:data-pilot-member table:name="0.0275987" table:display="true" table:show-details="true"/>
                <table:data-pilot-member table:name="0.0279698" table:display="true" table:show-details="true"/>
                <table:data-pilot-member table:name="0.0283533" table:display="true" table:show-details="true"/>
                <table:data-pilot-member table:name="0.0285148" table:display="true" table:show-details="true"/>
                <table:data-pilot-member table:name="0.0286123" table:display="true" table:show-details="true"/>
                <table:data-pilot-member table:name="0.0287364" table:display="true" table:show-details="true"/>
                <table:data-pilot-member table:name="0.0288246" table:display="true" table:show-details="true"/>
                <table:data-pilot-member table:name="0.0290335" table:display="true" table:show-details="true"/>
                <table:data-pilot-member table:name="0.0295342" table:display="true" table:show-details="true"/>
                <table:data-pilot-member table:name="0.0295589" table:display="true" table:show-details="true"/>
                <table:data-pilot-member table:name="0.0297536" table:display="true" table:show-details="true"/>
                <table:data-pilot-member table:name="0.0301167" table:display="true" table:show-details="true"/>
                <table:data-pilot-member table:name="0.0301697" table:display="true" table:show-details="true"/>
                <table:data-pilot-member table:name="0.0304574" table:display="true" table:show-details="true"/>
                <table:data-pilot-member table:name="0.0313255" table:display="true" table:show-details="true"/>
                <table:data-pilot-member table:name="0.0331146" table:display="true" table:show-details="true"/>
                <table:data-pilot-member table:name="0.0343033" table:display="true" table:show-details="true"/>
                <table:data-pilot-member table:name="0.0358366" table:display="true" table:show-details="true"/>
                <table:data-pilot-member table:name="0.0364546" table:display="true" table:show-details="true"/>
                <table:data-pilot-member table:name="0.0405111" table:display="true" table:show-details="true"/>
                <table:data-pilot-member table:name="0.0423535" table:display="true" table:show-details="true"/>
                <table:data-pilot-member table:name="0.0475879" table:display="true" table:show-details="true"/>
                <table:data-pilot-member table:name="0.0514417" table:display="true" table:show-details="true"/>
                <table:data-pilot-member table:name="0.0540556" table:display="true" table:show-details="true"/>
                <table:data-pilot-member table:name="0.0548777" table:display="true" table:show-details="true"/>
                <table:data-pilot-member table:name="0.0703503" table:display="true" table:show-details="true"/>
                <table:data-pilot-member table:name="0.101" table:display="true" table:show-details="true"/>
                <table:data-pilot-member table:name="0.105" table:display="true" table:show-details="true"/>
                <table:data-pilot-member table:name="0.109" table:display="true" table:show-details="true"/>
                <table:data-pilot-member table:name="0.112" table:display="true" table:show-details="true"/>
                <table:data-pilot-member table:name="0.121" table:display="true" table:show-details="true"/>
                <table:data-pilot-member table:name="0.122" table:display="true" table:show-details="true"/>
                <table:data-pilot-member table:name="0.123" table:display="true" table:show-details="true"/>
                <table:data-pilot-member table:name="0.128" table:display="true" table:show-details="true"/>
                <table:data-pilot-member table:name="0.132" table:display="true" table:show-details="true"/>
                <table:data-pilot-member table:name="0.137" table:display="true" table:show-details="true"/>
                <table:data-pilot-member table:name="0.139" table:display="true" table:show-details="true"/>
                <table:data-pilot-member table:name="0.14" table:display="true" table:show-details="true"/>
                <table:data-pilot-member table:name="0.141" table:display="true" table:show-details="true"/>
                <table:data-pilot-member table:name="0.145" table:display="true" table:show-details="true"/>
                <table:data-pilot-member table:name="0.152" table:display="true" table:show-details="true"/>
                <table:data-pilot-member table:name="0.155" table:display="true" table:show-details="true"/>
                <table:data-pilot-member table:name="0.157" table:display="true" table:show-details="true"/>
                <table:data-pilot-member table:name="0.159" table:display="true" table:show-details="true"/>
                <table:data-pilot-member table:name="0.166" table:display="true" table:show-details="true"/>
                <table:data-pilot-member table:name="0.167" table:display="true" table:show-details="true"/>
                <table:data-pilot-member table:name="0.168" table:display="true" table:show-details="true"/>
                <table:data-pilot-member table:name="0.174" table:display="true" table:show-details="true"/>
                <table:data-pilot-member table:name="0.176" table:display="true" table:show-details="true"/>
                <table:data-pilot-member table:name="0.177" table:display="true" table:show-details="true"/>
                <table:data-pilot-member table:name="0.179" table:display="true" table:show-details="true"/>
                <table:data-pilot-member table:name="0.182" table:display="true" table:show-details="true"/>
                <table:data-pilot-member table:name="0.183" table:display="true" table:show-details="true"/>
                <table:data-pilot-member table:name="0.186" table:display="true" table:show-details="true"/>
                <table:data-pilot-member table:name="0.188" table:display="true" table:show-details="true"/>
                <table:data-pilot-member table:name="0.2" table:display="true" table:show-details="true"/>
                <table:data-pilot-member table:name="0.212" table:display="true" table:show-details="true"/>
                <table:data-pilot-member table:name="0.227" table:display="true" table:show-details="true"/>
                <table:data-pilot-member table:name="0.239" table:display="true" table:show-details="true"/>
                <table:data-pilot-member table:name="0.241" table:display="true" table:show-details="true"/>
                <table:data-pilot-member table:name="0.25" table:display="true" table:show-details="true"/>
                <table:data-pilot-member table:name="0.253" table:display="true" table:show-details="true"/>
                <table:data-pilot-member table:name="0.263" table:display="true" table:show-details="true"/>
                <table:data-pilot-member table:name="0.264" table:display="true" table:show-details="true"/>
                <table:data-pilot-member table:name="0.274" table:display="true" table:show-details="true"/>
                <table:data-pilot-member table:name="0.279" table:display="true" table:show-details="true"/>
                <table:data-pilot-member table:name="0.281" table:display="true" table:show-details="true"/>
                <table:data-pilot-member table:name="0.292" table:display="true" table:show-details="true"/>
                <table:data-pilot-member table:name="0.293" table:display="true" table:show-details="true"/>
                <table:data-pilot-member table:name="1.54411" table:display="true" table:show-details="true"/>
                <table:data-pilot-member table:name="1.56132" table:display="true" table:show-details="true"/>
                <table:data-pilot-member table:name="1.56939" table:display="true" table:show-details="true"/>
                <table:data-pilot-member table:name="1.58049" table:display="true" table:show-details="true"/>
                <table:data-pilot-member table:name="1.58264" table:display="true" table:show-details="true"/>
                <table:data-pilot-member table:name="1.58311" table:display="true" table:show-details="true"/>
                <table:data-pilot-member table:name="1.6128" table:display="true" table:show-details="true"/>
                <table:data-pilot-member table:name="1.61448" table:display="true" table:show-details="true"/>
                <table:data-pilot-member table:name="1.61745" table:display="true" table:show-details="true"/>
                <table:data-pilot-member table:name="1.66058" table:display="true" table:show-details="true"/>
                <table:data-pilot-member table:name="1.66062" table:display="true" table:show-details="true"/>
                <table:data-pilot-member table:name="1.66404" table:display="true" table:show-details="true"/>
                <table:data-pilot-member table:name="1.83026" table:display="true" table:show-details="true"/>
                <table:data-pilot-member table:name="1.83734" table:display="true" table:show-details="true"/>
                <table:data-pilot-member table:name="1.87189" table:display="true" table:show-details="true"/>
                <table:data-pilot-member table:name="1.8845" table:display="true" table:show-details="true"/>
                <table:data-pilot-member table:name="1.94658" table:display="true" table:show-details="true"/>
                <table:data-pilot-member table:name="1.95599" table:display="true" table:show-details="true"/>
                <table:data-pilot-member table:name="1.96454" table:display="true" table:show-details="true"/>
                <table:data-pilot-member table:name="1.96547" table:display="true" table:show-details="true"/>
                <table:data-pilot-member table:name="1.97063" table:display="true" table:show-details="true"/>
                <table:data-pilot-member table:name="1.97089" table:display="true" table:show-details="true"/>
                <table:data-pilot-member table:name="1.97512" table:display="true" table:show-details="true"/>
                <table:data-pilot-member table:name="1.98071" table:display="true" table:show-details="true"/>
                <table:data-pilot-member table:name="1.98422" table:display="true" table:show-details="true"/>
                <table:data-pilot-member table:name="2.00234" table:display="true" table:show-details="true"/>
                <table:data-pilot-member table:name="2.00574" table:display="true" table:show-details="true"/>
                <table:data-pilot-member table:name="2.00692" table:display="true" table:show-details="true"/>
                <table:data-pilot-member table:name="2.00812" table:display="true" table:show-details="true"/>
                <table:data-pilot-member table:name="2.01077" table:display="true" table:show-details="true"/>
                <table:data-pilot-member table:name="2.0117" table:display="true" table:show-details="true"/>
                <table:data-pilot-member table:name="2.01457" table:display="true" table:show-details="true"/>
                <table:data-pilot-member table:name="2.0157" table:display="true" table:show-details="true"/>
                <table:data-pilot-member table:name="2.0179" table:display="true" table:show-details="true"/>
                <table:data-pilot-member table:name="2.01867" table:display="true" table:show-details="true"/>
                <table:data-pilot-member table:name="2.01883" table:display="true" table:show-details="true"/>
                <table:data-pilot-member table:name="2.0189" table:display="true" table:show-details="true"/>
                <table:data-pilot-member table:name="2.01899" table:display="true" table:show-details="true"/>
                <table:data-pilot-member table:name="2.02005" table:display="true" table:show-details="true"/>
                <table:data-pilot-member table:name="2.02143" table:display="true" table:show-details="true"/>
                <table:data-pilot-member table:name="2.02296" table:display="true" table:show-details="true"/>
                <table:data-pilot-member table:name="2.02663" table:display="true" table:show-details="true"/>
                <table:data-pilot-member table:name="2.03321" table:display="true" table:show-details="true"/>
                <table:data-pilot-member table:name="2.0337" table:display="true" table:show-details="true"/>
                <table:data-pilot-member table:name="2.03788" table:display="true" table:show-details="true"/>
                <table:data-pilot-member table:name="2.03794" table:display="true" table:show-details="true"/>
                <table:data-pilot-member table:name="2.05053" table:display="true" table:show-details="true"/>
                <table:data-pilot-member table:name="2.05253" table:display="true" table:show-details="true"/>
                <table:data-pilot-member table:name="2.06863" table:display="true" table:show-details="true"/>
                <table:data-pilot-member table:name="2.13544" table:display="true" table:show-details="true"/>
                <table:data-pilot-member table:name="2.32" table:display="true" table:show-details="true"/>
                <table:data-pilot-member table:name="2.579" table:display="true" table:show-details="true"/>
                <table:data-pilot-member table:name="2.66" table:display="true" table:show-details="true"/>
                <table:data-pilot-member table:name="2.675" table:display="true" table:show-details="true"/>
                <table:data-pilot-member table:name="3.044" table:display="true" table:show-details="true"/>
                <table:data-pilot-member table:name="3.086" table:display="true" table:show-details="true"/>
                <table:data-pilot-member table:name="3.098" table:display="true" table:show-details="true"/>
                <table:data-pilot-member table:name="3.145" table:display="true" table:show-details="true"/>
                <table:data-pilot-member table:name="3.228" table:display="true" table:show-details="true"/>
                <table:data-pilot-member table:name="3.294" table:display="true" table:show-details="true"/>
                <table:data-pilot-member table:name="3.314" table:display="true" table:show-details="true"/>
                <table:data-pilot-member table:name="3.318" table:display="true" table:show-details="true"/>
                <table:data-pilot-member table:name="3.328" table:display="true" table:show-details="true"/>
                <table:data-pilot-member table:name="3.426" table:display="true" table:show-details="true"/>
                <table:data-pilot-member table:name="3.656" table:display="true" table:show-details="true"/>
                <table:data-pilot-member table:name="3.69" table:display="true" table:show-details="true"/>
                <table:data-pilot-member table:name="3.692" table:display="true" table:show-details="true"/>
                <table:data-pilot-member table:name="3.701" table:display="true" table:show-details="true"/>
                <table:data-pilot-member table:name="3.732" table:display="true" table:show-details="true"/>
                <table:data-pilot-member table:name="3.835" table:display="true" table:show-details="true"/>
                <table:data-pilot-member table:name="3.865" table:display="true" table:show-details="true"/>
                <table:data-pilot-member table:name="3.871" table:display="true" table:show-details="true"/>
                <table:data-pilot-member table:name="3.949" table:display="true" table:show-details="true"/>
                <table:data-pilot-member table:name="4.083" table:display="true" table:show-details="true"/>
                <table:data-pilot-member table:name="4.114" table:display="true" table:show-details="true"/>
                <table:data-pilot-member table:name="4.188" table:display="true" table:show-details="true"/>
                <table:data-pilot-member table:name="4.212" table:display="true" table:show-details="true"/>
                <table:data-pilot-member table:name="4.486" table:display="true" table:show-details="true"/>
                <table:data-pilot-member table:name="4.516" table:display="true" table:show-details="true"/>
                <table:data-pilot-member table:name="4.53" table:display="true" table:show-details="true"/>
                <table:data-pilot-member table:name="4.536" table:display="true" table:show-details="true"/>
                <table:data-pilot-member table:name="4.552" table:display="true" table:show-details="true"/>
                <table:data-pilot-member table:name="4.569" table:display="true" table:show-details="true"/>
                <table:data-pilot-member table:name="4.573" table:display="true" table:show-details="true"/>
                <table:data-pilot-member table:name="4.587" table:display="true" table:show-details="true"/>
                <table:data-pilot-member table:name="4.596" table:display="true" table:show-details="true"/>
                <table:data-pilot-member table:name="4.636" table:display="true" table:show-details="true"/>
                <table:data-pilot-member table:name="4.637" table:display="true" table:show-details="true"/>
                <table:data-pilot-member table:name="4.656" table:display="true" table:show-details="true"/>
                <table:data-pilot-member table:name="4.671" table:display="true" table:show-details="true"/>
                <table:data-pilot-member table:name="4.687" table:display="true" table:show-details="true"/>
                <table:data-pilot-member table:name="4.792" table:display="true" table:show-details="true"/>
                <table:data-pilot-member table:name="4.801" table:display="true" table:show-details="true"/>
                <table:data-pilot-member table:name="4.841" table:display="true" table:show-details="true"/>
                <table:data-pilot-member table:name="4.884" table:display="true" table:show-details="true"/>
                <table:data-pilot-member table:name="4.943" table:display="true" table:show-details="true"/>
                <table:data-pilot-member table:name="4.961" table:display="true" table:show-details="true"/>
                <table:data-pilot-member table:name="5.146" table:display="true" table:show-details="true"/>
                <table:data-pilot-member table:name="5.24" table:display="true" table:show-details="true"/>
                <table:data-pilot-member table:name="5.3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1T08:36:42.669811367</dc:date>
    <meta:editing-duration>PT11M29S</meta:editing-duration>
    <meta:editing-cycles>3</meta:editing-cycles>
    <meta:generator>LibreOffice/7.4.7.2$Linux_X86_64 LibreOffice_project/40$Build-2</meta:generator>
    <meta:document-statistic meta:table-count="2" meta:cell-count="1995" meta:object-count="0"/>
  </office:meta>
</office:document-meta>
</file>